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cc99" draw:textarea-horizontal-align="left" draw:textarea-vertical-align="middle" draw:auto-grow-height="false" fo:padding-left="0.508cm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draw:fill="solid" draw:fill-color="#ffcc99" draw:textarea-horizontal-align="right" draw:textarea-vertical-align="middle" draw:auto-grow-height="false"/>
    </style:style>
    <style:style style:name="gr9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2.032cm" fo:padding-right="0.254cm"/>
    </style:style>
    <style:style style:name="gr11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0.254cm" fo:padding-right="0.25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2.7cm" svg:height="4.445cm" svg:x="9.255cm" svg:y="2.905cm">
          <text:p text:style-name="P1"><text:span text:style-name="T1">midPoint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7" draw:layer="layout" svg:width="3.81cm" svg:height="1.905cm" svg:x="16.875cm" svg:y="8.62cm">
          <text:p text:style-name="P3">XM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id="id6" draw:layer="layout" svg:width="5.08cm" svg:height="1.905cm" svg:x="10.525cm" svg:y="8.621cm">
          <text:p text:style-name="P3">Relationa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2.54cm" svg:height="1.27cm" svg:x="18.78cm" svg:y="3.54cm">
          <text:p text:style-name="P3"><text:span text:style-name="T2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" draw:layer="layout" svg:width="4.445cm" svg:height="1.905cm" svg:x="1.635cm" svg:y="2.27cm">
          <text:p text:style-name="P3">Application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draw:id="id3" draw:layer="layout" svg:width="4.445cm" svg:height="1.905cm" svg:x="1.636cm" svg:y="4.81cm">
          <text:p text:style-name="P3">Database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draw:id="id4" draw:layer="layout" svg:width="4.445cm" svg:height="1.905cm" svg:x="1.637cm" svg:y="7.35cm">
          <text:p text:style-name="P3">Domain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draw:id="id5" draw:layer="layout" svg:width="4.445cm" svg:height="1.905cm" svg:x="1.638cm" svg:y="9.89cm">
          <text:p text:style-name="P3">LDAP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3" draw:layer="layout" draw:type="curve" svg:x1="6.08cm" svg:y1="3.223cm" svg:x2="9.255cm" svg:y2="5.127cm" draw:start-shape="id1" draw:start-glue-point="7" draw:end-shape="id2" draw:end-glue-point="3" svg:d="m6080 3223c2382 0 795 1904 3175 1904">
          <text:p/>
        </draw:connector>
        <draw:connector draw:style-name="gr6" draw:text-style-name="P3" draw:layer="layout" draw:type="curve" svg:x1="6.081cm" svg:y1="5.763cm" svg:x2="9.255cm" svg:y2="5.127cm" draw:start-shape="id3" draw:start-glue-point="7" draw:end-shape="id2" draw:end-glue-point="3" svg:d="m6081 5763c2380 0 794-636 3174-636">
          <text:p/>
        </draw:connector>
        <draw:connector draw:style-name="gr6" draw:text-style-name="P3" draw:layer="layout" draw:type="curve" svg:x1="6.082cm" svg:y1="8.303cm" svg:x2="9.255cm" svg:y2="5.127cm" draw:start-shape="id4" draw:start-glue-point="7" draw:end-shape="id2" draw:end-glue-point="3" svg:d="m6082 8303c2380 0 794-3176 3173-3176">
          <text:p/>
        </draw:connector>
        <draw:connector draw:style-name="gr6" draw:text-style-name="P3" draw:layer="layout" draw:type="curve" svg:x1="6.083cm" svg:y1="10.843cm" svg:x2="9.255cm" svg:y2="5.127cm" draw:start-shape="id5" draw:start-glue-point="7" draw:end-shape="id2" draw:end-glue-point="3" svg:d="m6083 10843c2379 0 793-5716 3172-5716">
          <text:p/>
        </draw:connector>
        <draw:connector draw:style-name="gr6" draw:text-style-name="P3" draw:layer="layout" draw:type="curve" svg:x1="13.065cm" svg:y1="8.621cm" svg:x2="15.605cm" svg:y2="7.35cm" draw:start-shape="id6" draw:start-glue-point="5" draw:end-shape="id2" draw:end-glue-point="2" svg:d="m13065 8621c0-954 2540-319 2540-1271">
          <text:p/>
        </draw:connector>
        <draw:connector draw:style-name="gr6" draw:text-style-name="P3" draw:layer="layout" draw:type="curve" svg:x1="18.78cm" svg:y1="8.62cm" svg:x2="15.605cm" svg:y2="7.35cm" draw:start-shape="id7" draw:start-glue-point="5" draw:end-shape="id2" draw:end-glue-point="2" svg:d="m18780 8620c0-952-3175-318-3175-1270">
          <text:p/>
        </draw:connector>
        <draw:custom-shape draw:style-name="gr7" draw:text-style-name="P4" draw:id="id8" draw:layer="layout" svg:width="3.175cm" svg:height="1.905cm" svg:x="22.59cm" svg:y="4.175cm">
          <text:p text:style-name="P3"><text:span text:style-name="T2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22.59cm" svg:y1="5.127cm" svg:x2="21.955cm" svg:y2="5.127cm" draw:start-shape="id8" draw:start-glue-point="3" draw:end-shape="id2" draw:end-glue-point="1" svg:d="m22590 5127h-635">
          <text:p/>
        </draw:connector>
      </draw:page>
      <draw:page draw:name="page2" draw:style-name="dp1" draw:master-page-name="Default">
        <draw:custom-shape draw:style-name="gr8" draw:text-style-name="P2" draw:layer="layout" svg:width="13.335cm" svg:height="8.255cm" svg:x="7.985cm" svg:y="5.445cm">
          <text:p text:style-name="P5"><text:span text:style-name="T3">midPoint</text:span></text:p>
          <text:p text:style-name="P5"><text:span text:style-name="T3">Cor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id="id18" draw:layer="layout" svg:width="12.065cm" svg:height="1.905cm" svg:x="8.62cm" svg:y="11.16cm">
          <text:p text:style-name="P6"><text:span text:style-name="T3">Repository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id="id19" draw:layer="layout" svg:width="3.81cm" svg:height="1.905cm" svg:x="15.605cm" svg:y="14.969cm">
          <text:p text:style-name="P7">XM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7" draw:id="id17" draw:layer="layout" svg:width="5.08cm" svg:height="1.905cm" svg:x="9.255cm" svg:y="14.97cm">
          <text:p text:style-name="P7">Relationa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id="id10" draw:layer="layout" svg:width="7.62cm" svg:height="1.905cm" svg:x="8.62cm" svg:y="8.62cm">
          <text:p text:style-name="P6"><text:span text:style-name="T3">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id="id15" draw:layer="layout" svg:width="12.065cm" svg:height="1.905cm" svg:x="8.62cm" svg:y="6.08cm">
          <text:p text:style-name="P6"><text:span text:style-name="T3">Model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16" draw:layer="layout" svg:width="6.074cm" svg:height="1.905cm" svg:x="14.611cm" svg:y="2.27cm">
          <text:p text:style-name="P6"><text:span text:style-name="T3">Admin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14" draw:layer="layout" svg:width="6.074cm" svg:height="1.905cm" svg:x="7.985cm" svg:y="2.271cm">
          <text:p text:style-name="P6"><text:span text:style-name="T3">User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9" draw:layer="layout" svg:width="4.445cm" svg:height="1.905cm" svg:x="1.635cm" svg:y="4.81cm">
          <text:p text:style-name="P7">Application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7" draw:id="id11" draw:layer="layout" svg:width="4.445cm" svg:height="1.905cm" svg:x="1.636cm" svg:y="7.35cm">
          <text:p text:style-name="P7">Database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7" draw:id="id12" draw:layer="layout" svg:width="4.445cm" svg:height="1.905cm" svg:x="1.637cm" svg:y="9.89cm">
          <text:p text:style-name="P7">Domain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7" draw:id="id13" draw:layer="layout" svg:width="4.445cm" svg:height="1.905cm" svg:x="1.638cm" svg:y="12.43cm">
          <text:p text:style-name="P7">LDAP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3" draw:layer="layout" draw:type="curve" svg:x1="6.08cm" svg:y1="5.763cm" svg:x2="8.62cm" svg:y2="9.572cm" draw:start-shape="id9" draw:start-glue-point="7" draw:end-shape="id10" draw:end-glue-point="3" svg:d="m6080 5763c1905 0 635 3809 2540 3809">
          <text:p/>
        </draw:connector>
        <draw:connector draw:style-name="gr6" draw:text-style-name="P3" draw:layer="layout" draw:type="curve" svg:x1="6.081cm" svg:y1="8.303cm" svg:x2="8.62cm" svg:y2="9.572cm" draw:start-shape="id11" draw:start-glue-point="7" draw:end-shape="id10" svg:d="m6081 8303c1905 0 636 1269 2539 1269">
          <text:p/>
        </draw:connector>
        <draw:connector draw:style-name="gr6" draw:text-style-name="P3" draw:layer="layout" draw:type="curve" svg:x1="6.082cm" svg:y1="10.843cm" svg:x2="8.62cm" svg:y2="9.572cm" draw:start-shape="id12" draw:start-glue-point="7" draw:end-shape="id10" draw:end-glue-point="3" svg:d="m6082 10843c1903 0 635-1271 2538-1271">
          <text:p/>
        </draw:connector>
        <draw:connector draw:style-name="gr6" draw:text-style-name="P3" draw:layer="layout" draw:type="curve" svg:x1="6.083cm" svg:y1="13.383cm" svg:x2="8.62cm" svg:y2="9.572cm" draw:start-shape="id13" draw:start-glue-point="7" draw:end-shape="id10" svg:d="m6083 13383c1903 0 635-3811 2537-3811">
          <text:p/>
        </draw:connector>
        <draw:connector draw:style-name="gr6" draw:text-style-name="P3" draw:layer="layout" draw:type="curve" svg:x1="11.022cm" svg:y1="4.176cm" svg:x2="14.652cm" svg:y2="6.08cm" draw:start-shape="id14" draw:start-glue-point="2" draw:end-shape="id15" svg:d="m11022 4176c0 1428 3630 476 3630 1904">
          <text:p/>
        </draw:connector>
        <draw:connector draw:style-name="gr6" draw:text-style-name="P3" draw:layer="layout" draw:type="curve" svg:x1="17.648cm" svg:y1="4.175cm" svg:x2="14.652cm" svg:y2="6.08cm" draw:start-shape="id16" draw:start-glue-point="2" draw:end-shape="id15" draw:end-glue-point="0" svg:d="m17648 4175c0 1428-2996 476-2996 1905">
          <text:p/>
        </draw:connector>
        <draw:connector draw:style-name="gr6" draw:text-style-name="P3" draw:layer="layout" draw:type="curve" svg:x1="11.795cm" svg:y1="14.97cm" svg:x2="14.652cm" svg:y2="13.065cm" draw:start-shape="id17" draw:start-glue-point="5" draw:end-shape="id18" draw:end-glue-point="2" svg:d="m11795 14970c0-1429 2857-477 2857-1905">
          <text:p/>
        </draw:connector>
        <draw:connector draw:style-name="gr6" draw:text-style-name="P3" draw:layer="layout" draw:type="curve" svg:x1="17.51cm" svg:y1="14.969cm" svg:x2="14.652cm" svg:y2="13.065cm" draw:start-shape="id19" draw:start-glue-point="5" draw:end-shape="id18" draw:end-glue-point="2" svg:d="m17510 14969c0-1428-2858-476-2858-1904">
          <text:p/>
        </draw:connector>
        <draw:connector draw:style-name="gr6" draw:text-style-name="P3" draw:layer="layout" draw:type="curve" svg:x1="14.652cm" svg:y1="11.16cm" svg:x2="12.43cm" svg:y2="10.525cm" draw:start-shape="id18" draw:start-glue-point="0" draw:end-shape="id10" draw:end-glue-point="2" svg:d="m14652 11160c0-477-2222-160-2222-635">
          <text:p/>
        </draw:connector>
        <draw:connector draw:style-name="gr6" draw:text-style-name="P3" draw:layer="layout" draw:type="curve" svg:x1="14.652cm" svg:y1="7.985cm" svg:x2="12.43cm" svg:y2="8.62cm" draw:start-shape="id15" draw:start-glue-point="2" draw:end-shape="id10" draw:end-glue-point="0" svg:d="m14652 7985c0 475-2222 158-2222 635">
          <text:p/>
        </draw:connector>
        <draw:path draw:style-name="gr6" draw:text-style-name="P3" draw:layer="layout" svg:width="3.174cm" svg:height="0.634cm" draw:transform="rotate (1.5707963267946) translate (16.875cm 11.16cm)" svg:viewBox="0 0 3175 635" svg:d="m0 33750c558 518 876 635 1511 635s952-117 1664-635">
          <text:p/>
        </draw:path>
        <draw:custom-shape draw:style-name="gr7" draw:text-style-name="P4" draw:id="id20" draw:layer="layout" svg:width="4.445cm" svg:height="5.08cm" svg:x="22.59cm" svg:y="5.445cm">
          <text:p text:style-name="P6"><text:span text:style-name="T3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22.59cm" svg:y1="7.985cm" svg:x2="20.685cm" svg:y2="7.032cm" draw:start-shape="id20" draw:start-glue-point="3" draw:end-shape="id15" draw:end-glue-point="1" svg:d="m22590 7985c-1429 0-477-953-1905-953">
          <text:p/>
        </draw:connector>
        <draw:custom-shape draw:style-name="gr11" draw:text-style-name="P4" draw:layer="layout" svg:width="1.904cm" svg:height="1.905cm" svg:x="8.621cm" svg:y="8.621cm">
          <text:p text:style-name="P6"><text:span text:style-name="T3">IC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dovan Semančík</meta:initial-creator>
    <meta:creation-date>2011-07-14T10:59:41</meta:creation-date>
    <dc:date>2011-07-14T11:44:38</dc:date>
    <dc:creator>Radovan Semančík</dc:creator>
    <meta:editing-duration>PT00H44M58S</meta:editing-duration>
    <meta:editing-cycles>17</meta:editing-cycles>
    <meta:generator>OpenOffice.org/3.2$Linux OpenOffice.org_project/320m12$Build-9483</meta:generator>
    <meta:document-statistic meta:object-count="42"/>
  </office:meta>
</office:document-meta>
</file>